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InputStream.SubInputStream( InputStream in , long max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InputStream.read( byte [ ] b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InputStream.SubInputStream( InputStream in , long maxLen , boolean closeUnderly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Input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In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